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6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 table:print-ranges="Sheet1.A1:Sheet1.H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tailer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Estimated tim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Other Equimpment needed</text:p>
          </table:table-cell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– Zero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6.95" calcext:value-type="float">
            <text:p>6.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OS</text:p>
          </table:table-cell>
          <table:table-cell/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– Zero W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13.45" calcext:value-type="float">
            <text:p>13.45</text:p>
          </table:table-cell>
          <table:table-cell office:value-type="float" office:value="11" calcext:value-type="float">
            <text:p>11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W Basic Kit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27.95" calcext:value-type="float">
            <text:p>27.95</text:p>
          </table:table-cell>
          <table:table-cell office:value-type="float" office:value="11" calcext:value-type="float">
            <text:p>11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ww.aliexpress.com</text:p>
          </table:table-cell>
          <table:table-cell table:style-name="ce1" office:value-type="string" calcext:value-type="string">
            <text:p>Element14 Version: 2016 New Raspberry Pi 3 Model B Board 1GB LPDDR2 BCM2837 Quad-Core Ras PI3 B,PI 3B,PI 3 B with WiFi&amp;Bluetooth</text:p>
          </table:table-cell>
          <table:table-cell/>
          <table:table-cell office:value-type="string" calcext:value-type="string">
            <text:p>US</text:p>
          </table:table-cell>
          <table:table-cell office:value-type="float" office:value="37.66" calcext:value-type="float">
            <text:p>37.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w.amazon.ca</text:p>
          </table:table-cell>
          <table:table-cell office:value-type="string" calcext:value-type="string">
            <text:p>Raspberry Pi 3 Model B Board </text:p>
          </table:table-cell>
          <table:table-cell office:value-type="string" calcext:value-type="string">
            <text:p>6-24 days</text:p>
          </table:table-cell>
          <table:table-cell office:value-type="string" calcext:value-type="string">
            <text:p>CDN</text:p>
          </table:table-cell>
          <table:table-cell table:style-name="ce3" office:value-type="float" office:value="39.57" calcext:value-type="float">
            <text:p>39.57</text:p>
          </table:table-cell>
          <table:table-cell office:value-type="float" office:value="6.98" calcext:value-type="float">
            <text:p>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Budget Pack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39.95" calcext:value-type="float">
            <text:p>39.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Model B+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39.95" calcext:value-type="float">
            <text:p>39.95</text:p>
          </table:table-cell>
          <table:table-cell office:value-type="float" office:value="11" calcext:value-type="float">
            <text:p>11</text:p>
          </table:table-cell>
          <table:table-cell office:value-type="float" office:value="6.62" calcext:value-type="float">
            <text:p>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W Budget Pack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4.95" calcext:value-type="float">
            <text:p>44.95</text:p>
          </table:table-cell>
          <table:table-cell office:value-type="float" office:value="11" calcext:value-type="float">
            <text:p>11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ww.buyapi.ca</text:p>
          </table:table-cell>
          <table:table-cell office:value-type="string" calcext:value-type="string">
            <text:p>Raspberry Pi Compute Module 3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4.95" calcext:value-type="float">
            <text:p>44.95</text:p>
          </table:table-cell>
          <table:table-cell office:value-type="float" office:value="11" calcext:value-type="float">
            <text:p>11</text:p>
          </table:table-cell>
          <table:table-cell office:value-type="float" office:value="7.27" calcext:value-type="float">
            <text:p>7.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ww.buyapi.ca</text:p>
          </table:table-cell>
          <table:table-cell table:style-name="ce1" office:value-type="string" calcext:value-type="string">
            <text:p>Raspberry Pi 3 – Model B – ARMv8 with 1G RAM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6.95" calcext:value-type="float">
            <text:p>46.95</text:p>
          </table:table-cell>
          <table:table-cell office:value-type="float" office:value="11" calcext:value-type="float">
            <text:p>11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ww.newegg.ca</text:p>
          </table:table-cell>
          <table:table-cell table:style-name="ce1" office:value-type="string" calcext:value-type="string">
            <text:p>Raspberry Pi 3 Model B Broadcom BCM2837 64bit ARMv8 QUAD Core 64bit Processor powered Single Board Computer running at 1.2GHz </text:p>
          </table:table-cell>
          <table:table-cell table:style-name="ce2" office:value-type="string" calcext:value-type="string">
            <text:p>2-7 days or pickup</text:p>
          </table:table-cell>
          <table:table-cell table:style-name="ce2" office:value-type="string" calcext:value-type="string">
            <text:p>CDN</text:p>
          </table:table-cell>
          <table:table-cell office:value-type="float" office:value="47.99" calcext:value-type="float">
            <text:p>47.99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ww.staples.ca</text:p>
          </table:table-cell>
          <table:table-cell table:style-name="ce1" office:value-type="string" calcext:value-type="string">
            <text:p>Raspberry Pi 3 Model B 1GB Project Board (83-17300) </text:p>
          </table:table-cell>
          <table:table-cell office:value-type="string" calcext:value-type="string">
            <text:p>5-7 days</text:p>
          </table:table-cell>
          <table:table-cell office:value-type="string" calcext:value-type="string">
            <text:p>CDN</text:p>
          </table:table-cell>
          <table:table-cell office:value-type="float" office:value="69.99" calcext:value-type="float">
            <text:p>69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://www.directcanada.com</text:p>
          </table:table-cell>
          <table:table-cell office:value-type="string" calcext:value-type="string">
            <text:p>Raspberry PI 3 Model B Starter Kit </text:p>
          </table:table-cell>
          <table:table-cell office:value-type="string" calcext:value-type="string">
            <text:p>1-2 days</text:p>
          </table:table-cell>
          <table:table-cell office:value-type="string" calcext:value-type="string">
            <text:p>CDN</text:p>
          </table:table-cell>
          <table:table-cell office:value-type="float" office:value="97.26" calcext:value-type="float">
            <text:p>97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://www.ncix.com</text:p>
          </table:table-cell>
          <table:table-cell office:value-type="string" calcext:value-type="string">
            <text:p>Raspberry PI 3 Model B Starter Kit</text:p>
          </table:table-cell>
          <table:table-cell office:value-type="string" calcext:value-type="string">
            <text:p>4-8 days</text:p>
          </table:table-cell>
          <table:table-cell office:value-type="string" calcext:value-type="string">
            <text:p>CDN</text:p>
          </table:table-cell>
          <table:table-cell office:value-type="float" office:value="109.99" calcext:value-type="float">
            <text:p>109.99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ttp://www.canadacomputers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tigerdirect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directdial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pc-canada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computervalley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visions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softwarecity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1c2c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pccanada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mikescomputershop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H2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4:00:50.893694330</meta:creation-date>
    <dc:date>2017-06-17T15:16:15.255452667</dc:date>
    <meta:editing-duration>PT23M10S</meta:editing-duration>
    <meta:editing-cycles>3</meta:editing-cycles>
    <meta:generator>LibreOffice/5.1.6.2$Linux_X86_64 LibreOffice_project/10m0$Build-2</meta:generator>
    <meta:document-statistic meta:table-count="1" meta:cell-count="176" meta:object-count="0"/>
  </office:meta>
</office:document-meta>
</file>